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52in"/>
    </style:style>
    <style:style style:name="co3" style:family="table-column">
      <style:table-column-properties fo:break-before="auto" style:column-width="1.7756in"/>
    </style:style>
    <style:style style:name="co4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4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/>
    <style:style style:name="ce8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/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automatic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Liberation Serif" fo:font-style="italic" style:font-style-asian="italic" style:font-style-complex="italic"/>
    </style:style>
    <style:style style:name="ce15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8f8f8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7f7f7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6f6f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0</text:p>
          </table:table-cell>
          <table:table-cell table:style-name="ce8" office:value-type="float" office:value="9.80665" calcext:value-type="float">
            <text:p>9.80665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Gravity at Earth Su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-radius</text:p>
          </table:table-cell>
          <table:table-cell table:style-name="ce9" office:value-type="float" office:value="6378137" calcext:value-type="float">
            <text:p>6378137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-c</text:p>
          </table:table-cell>
          <table:table-cell table:formula="of:=[.B1] * [.B2]*[.B2]" office:value-type="float" office:value="398940715789615" calcext:value-type="float">
            <text:p>398940715789615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Gravity at Earth Center (oop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</text:p>
          </table:table-cell>
          <table:table-cell table:formula="of:=[.B4]/([.B2]*[.B2])" office:value-type="float" office:value="9.80665" calcext:value-type="float">
            <text:p>9.8066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</text:p>
          </table:table-cell>
          <table:table-cell table:formula="of:=[.B2]+[.B7]" office:value-type="float" office:value="6380337" calcext:value-type="float">
            <text:p>638033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G-mexico</text:p>
          </table:table-cell>
          <table:table-cell table:formula="of:=[.B4]/([.D7]*[.D7])" office:value-type="float" office:value="9.79988831627305" calcext:value-type="float">
            <text:p>9.79988831627305</text:p>
          </table:table-cell>
          <table:table-cell table:formula="of:=[.B8]/[.B1]" office:value-type="float" office:value="0.99931050014766" calcext:value-type="float">
            <text:p>0.99931050014766</text:p>
          </table:table-cell>
          <table:table-cell table:style-name="ce22" table:formula="of:= 1-[.C8]" office:value-type="float" office:value="0.000689499852340014" calcext:value-type="float">
            <text:p>0.000689499852340014</text:p>
          </table:table-cell>
          <table:table-cell table:style-name="ce22" table:formula="of:=([.B1]-[.B8])/[.B1]" office:value-type="float" office:value="0.000689499852339967" calcext:value-type="float">
            <text:p>0.000689499852339967</text:p>
          </table:table-cell>
          <table:table-cell office:value-type="string" calcext:value-type="string">
            <text:p>Gravity on Mexico Mountains at Earth</text:p>
          </table:table-cell>
        </table:table-row>
      </table:table>
      <table:table table:name="Tabelle2" table:style-name="ta1">
        <table:table-column table:style-name="co3" table:default-cell-style-name="ce12"/>
        <table:table-column table:style-name="co4" table:default-cell-style-name="ce16"/>
        <table:table-column table:style-name="co1" table:default-cell-style-name="ce18"/>
        <table:table-column table:style-name="co1" table:default-cell-style-name="ce16"/>
        <table:table-column table:style-name="co1" table:default-cell-style-name="ce18"/>
        <table:table-column table:style-name="co1" table:default-cell-style-name="ce16"/>
        <table:table-column table:style-name="co1" table:default-cell-style-name="ce18"/>
        <table:table-column table:style-name="co1" table:default-cell-style-name="ce16"/>
        <table:table-column table:style-name="co1" table:default-cell-style-name="ce18"/>
        <table:table-column table:style-name="co1" table:default-cell-style-name="ce16"/>
        <table:table-column table:style-name="co1" table:default-cell-style-name="ce18"/>
        <table:table-row table:style-name="ro2">
          <table:table-cell table:style-name="ce7" office:value-type="string" calcext:value-type="string">
            <text:p><text:a xlink:href="https://nssdc.gsfc.nasa.gov/planetary/factsheet/" xlink:type="simple">Planetary Fact Sheet – Metric</text:a></text:p>
          </table:table-cell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</table:table-row>
        <table:table-row table:style-name="ro3">
          <table:table-cell table:style-name="ce10"/>
          <table:table-cell table:style-name="ce15" office:value-type="string" calcext:value-type="string">
            <text:p> <text:a xlink:href="https://nssdc.gsfc.nasa.gov/planetary/factsheet/mercuryfact.html" xlink:type="simple">MERCURY</text:a> </text:p>
          </table:table-cell>
          <table:table-cell table:style-name="ce17" office:value-type="string" calcext:value-type="string">
            <text:p> <text:a xlink:href="https://nssdc.gsfc.nasa.gov/planetary/factsheet/venusfact.html" xlink:type="simple">VENUS</text:a> </text:p>
          </table:table-cell>
          <table:table-cell table:style-name="ce15" office:value-type="string" calcext:value-type="string">
            <text:p> <text:a xlink:href="https://nssdc.gsfc.nasa.gov/planetary/factsheet/earthfact.html" xlink:type="simple">EARTH</text:a> </text:p>
          </table:table-cell>
          <table:table-cell table:style-name="ce17" office:value-type="string" calcext:value-type="string">
            <text:p> <text:a xlink:href="https://nssdc.gsfc.nasa.gov/planetary/factsheet/moonfact.html" xlink:type="simple">MOON</text:a> </text:p>
          </table:table-cell>
          <table:table-cell table:style-name="ce15" office:value-type="string" calcext:value-type="string">
            <text:p> <text:a xlink:href="https://nssdc.gsfc.nasa.gov/planetary/factsheet/marsfact.html" xlink:type="simple">MARS</text:a> </text:p>
          </table:table-cell>
          <table:table-cell table:style-name="ce17" office:value-type="string" calcext:value-type="string">
            <text:p> <text:a xlink:href="https://nssdc.gsfc.nasa.gov/planetary/factsheet/jupiterfact.html" xlink:type="simple">JUPITER</text:a> </text:p>
          </table:table-cell>
          <table:table-cell table:style-name="ce15" office:value-type="string" calcext:value-type="string">
            <text:p> <text:a xlink:href="https://nssdc.gsfc.nasa.gov/planetary/factsheet/saturnfact.html" xlink:type="simple">SATURN</text:a> </text:p>
          </table:table-cell>
          <table:table-cell table:style-name="ce17" office:value-type="string" calcext:value-type="string">
            <text:p> <text:a xlink:href="https://nssdc.gsfc.nasa.gov/planetary/factsheet/uranusfact.html" xlink:type="simple">URANUS</text:a> </text:p>
          </table:table-cell>
          <table:table-cell table:style-name="ce15" office:value-type="string" calcext:value-type="string">
            <text:p> <text:a xlink:href="https://nssdc.gsfc.nasa.gov/planetary/factsheet/neptunefact.html" xlink:type="simple">NEPTUNE</text:a> </text:p>
          </table:table-cell>
          <table:table-cell table:style-name="ce17" office:value-type="string" calcext:value-type="string">
            <text:p> <text:a xlink:href="https://nssdc.gsfc.nasa.gov/planetary/factsheet/plutofact.html" xlink:type="simple">PLUTO</text:a> </text:p>
          </table:table-cell>
        </table:table-row>
        <table:table-row table:style-name="ro3">
          <table:table-cell table:style-name="ce11" office:value-type="string" calcext:value-type="string">
            <text:p><text:a xlink:href="https://nssdc.gsfc.nasa.gov/planetary/factsheet/planetfact_notes.html#mass" xlink:type="simple">Mass</text:a> (10<text:span text:style-name="T1">24 </text:span>kg)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5.97</text:p>
          </table:table-cell>
          <table:table-cell office:value-type="float" office:value="73" calcext:value-type="float">
            <text:p>73</text:p>
          </table:table-cell>
          <table:table-cell office:value-type="float" office:value="642" calcext:value-type="float">
            <text:p>642</text:p>
          </table:table-cell>
          <table:table-cell office:value-type="float" office:value="1898" calcext:value-type="float">
            <text:p>189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86.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130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diam" xlink:type="simple">Diameter</text:a> (km)</text:p>
          </table:table-cell>
          <table:table-cell office:value-type="float" office:value="4879" calcext:value-type="float">
            <text:p>4879</text:p>
          </table:table-cell>
          <table:table-cell office:value-type="float" office:value="12.104" calcext:value-type="float">
            <text:p>12.104</text:p>
          </table:table-cell>
          <table:table-cell office:value-type="float" office:value="12.756" calcext:value-type="float">
            <text:p>12.756</text:p>
          </table:table-cell>
          <table:table-cell office:value-type="float" office:value="3475" calcext:value-type="float">
            <text:p>3475</text:p>
          </table:table-cell>
          <table:table-cell office:value-type="float" office:value="6792" calcext:value-type="float">
            <text:p>6792</text:p>
          </table:table-cell>
          <table:table-cell office:value-type="float" office:value="142.984" calcext:value-type="float">
            <text:p>142.984</text:p>
          </table:table-cell>
          <table:table-cell office:value-type="float" office:value="120.536" calcext:value-type="float">
            <text:p>120.536</text:p>
          </table:table-cell>
          <table:table-cell office:value-type="float" office:value="51.118" calcext:value-type="float">
            <text:p>51.118</text:p>
          </table:table-cell>
          <table:table-cell office:value-type="float" office:value="49.528" calcext:value-type="float">
            <text:p>49.528</text:p>
          </table:table-cell>
          <table:table-cell office:value-type="float" office:value="2376" calcext:value-type="float">
            <text:p>2376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dens" xlink:type="simple">Density</text:a> (kg/m<text:span text:style-name="T1">3</text:span>)</text:p>
          </table:table-cell>
          <table:table-cell office:value-type="float" office:value="5429" calcext:value-type="float">
            <text:p>5429</text:p>
          </table:table-cell>
          <table:table-cell office:value-type="float" office:value="5243" calcext:value-type="float">
            <text:p>5243</text:p>
          </table:table-cell>
          <table:table-cell office:value-type="float" office:value="5514" calcext:value-type="float">
            <text:p>5514</text:p>
          </table:table-cell>
          <table:table-cell office:value-type="float" office:value="3340" calcext:value-type="float">
            <text:p>3340</text:p>
          </table:table-cell>
          <table:table-cell office:value-type="float" office:value="3934" calcext:value-type="float">
            <text:p>3934</text:p>
          </table:table-cell>
          <table:table-cell office:value-type="float" office:value="1326" calcext:value-type="float">
            <text:p>1326</text:p>
          </table:table-cell>
          <table:table-cell office:value-type="float" office:value="687" calcext:value-type="float">
            <text:p>687</text:p>
          </table:table-cell>
          <table:table-cell office:value-type="float" office:value="1270" calcext:value-type="float">
            <text:p>1270</text:p>
          </table:table-cell>
          <table:table-cell office:value-type="float" office:value="1638" calcext:value-type="float">
            <text:p>16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grav" xlink:type="simple">Gravity</text:a> (m/s<text:span text:style-name="T1">2</text:span>)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7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escv" xlink:type="simple">Escape Velocity</text:a> (km/s)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3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rotp" xlink:type="simple">Rotation Period</text:a> (hours)</text:p>
          </table:table-cell>
          <table:table-cell office:value-type="string" calcext:value-type="string">
            <text:p>1407.6</text:p>
          </table:table-cell>
          <table:table-cell office:value-type="string" calcext:value-type="string">
            <text:p>-5832.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655.7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-17.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-153.3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leng" xlink:type="simple">Length of Day</text:a> (hours)</text:p>
          </table:table-cell>
          <table:table-cell office:value-type="string" calcext:value-type="string">
            <text:p>4222.6</text:p>
          </table:table-cell>
          <table:table-cell office:value-type="string" calcext:value-type="string">
            <text:p>280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708.7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53.3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dist" xlink:type="simple">Distance from Sun</text:a> (10<text:span text:style-name="T1">6</text:span> km)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108.2</text:p>
          </table:table-cell>
          <table:table-cell office:value-type="string" calcext:value-type="string">
            <text:p>149.6</text:p>
          </table:table-cell>
          <table:table-cell office:value-type="string" calcext:value-type="string">
            <text:p>0.384*</text:p>
          </table:table-cell>
          <table:table-cell office:value-type="string" calcext:value-type="string">
            <text:p>228.0</text:p>
          </table:table-cell>
          <table:table-cell office:value-type="string" calcext:value-type="string">
            <text:p>778.5</text:p>
          </table:table-cell>
          <table:table-cell office:value-type="string" calcext:value-type="string">
            <text:p>1432.0</text:p>
          </table:table-cell>
          <table:table-cell office:value-type="string" calcext:value-type="string">
            <text:p>2867.0</text:p>
          </table:table-cell>
          <table:table-cell office:value-type="string" calcext:value-type="string">
            <text:p>4515.0</text:p>
          </table:table-cell>
          <table:table-cell office:value-type="string" calcext:value-type="string">
            <text:p>5906.4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peri" xlink:type="simple">Perihelion</text:a> (10<text:span text:style-name="T1">6</text:span> km)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07.5</text:p>
          </table:table-cell>
          <table:table-cell office:value-type="string" calcext:value-type="string">
            <text:p>147.1</text:p>
          </table:table-cell>
          <table:table-cell office:value-type="string" calcext:value-type="string">
            <text:p>0.363*</text:p>
          </table:table-cell>
          <table:table-cell office:value-type="string" calcext:value-type="string">
            <text:p>206.7</text:p>
          </table:table-cell>
          <table:table-cell office:value-type="string" calcext:value-type="string">
            <text:p>740.6</text:p>
          </table:table-cell>
          <table:table-cell office:value-type="string" calcext:value-type="string">
            <text:p>1357.6</text:p>
          </table:table-cell>
          <table:table-cell office:value-type="string" calcext:value-type="string">
            <text:p>2732.7</text:p>
          </table:table-cell>
          <table:table-cell office:value-type="string" calcext:value-type="string">
            <text:p>4471.1</text:p>
          </table:table-cell>
          <table:table-cell office:value-type="string" calcext:value-type="string">
            <text:p>4436.8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peri" xlink:type="simple">Aphelion</text:a> (10<text:span text:style-name="T1">6</text:span> km)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152.1</text:p>
          </table:table-cell>
          <table:table-cell office:value-type="string" calcext:value-type="string">
            <text:p>0.406*</text:p>
          </table:table-cell>
          <table:table-cell office:value-type="string" calcext:value-type="string">
            <text:p>249.3</text:p>
          </table:table-cell>
          <table:table-cell office:value-type="string" calcext:value-type="string">
            <text:p>816.4</text:p>
          </table:table-cell>
          <table:table-cell office:value-type="string" calcext:value-type="string">
            <text:p>1506.5</text:p>
          </table:table-cell>
          <table:table-cell office:value-type="string" calcext:value-type="string">
            <text:p>3001.4</text:p>
          </table:table-cell>
          <table:table-cell office:value-type="string" calcext:value-type="string">
            <text:p>4558.9</text:p>
          </table:table-cell>
          <table:table-cell office:value-type="string" calcext:value-type="string">
            <text:p>7375.9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orbp" xlink:type="simple">Orbital Period</text:a> (days)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224.7</text:p>
          </table:table-cell>
          <table:table-cell office:value-type="string" calcext:value-type="string">
            <text:p>365.2</text:p>
          </table:table-cell>
          <table:table-cell office:value-type="string" calcext:value-type="string">
            <text:p>27.3*</text:p>
          </table:table-cell>
          <table:table-cell office:value-type="string" calcext:value-type="string">
            <text:p>687.0</text:p>
          </table:table-cell>
          <table:table-cell office:value-type="float" office:value="4331" calcext:value-type="float">
            <text:p>4331</text:p>
          </table:table-cell>
          <table:table-cell office:value-type="float" office:value="10.747" calcext:value-type="float">
            <text:p>10.747</text:p>
          </table:table-cell>
          <table:table-cell office:value-type="float" office:value="30.589" calcext:value-type="float">
            <text:p>30.589</text:p>
          </table:table-cell>
          <table:table-cell office:value-type="float" office:value="59.8" calcext:value-type="float">
            <text:p>59.8</text:p>
          </table:table-cell>
          <table:table-cell office:value-type="float" office:value="90.56" calcext:value-type="float">
            <text:p>90.56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orbv" xlink:type="simple">Orbital Velocity</text:a> (km/s)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1.0*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4.7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orbi" xlink:type="simple">Orbital Inclination</text:a> (degrees)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7.2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orbe" xlink:type="simple">Orbital Eccentricity</text:a></text:p>
          </table:table-cell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orbo" xlink:type="simple">Obliquity to Orbit</text:a> (degrees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7.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119.5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temp" xlink:type="simple">Mean Temperature</text:a> (C)</text:p>
          </table:table-cell>
          <table:table-cell office:value-type="float" office:value="167" calcext:value-type="float">
            <text:p>167</text:p>
          </table:table-cell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-65" calcext:value-type="float">
            <text:p>-65</text:p>
          </table:table-cell>
          <table:table-cell office:value-type="float" office:value="-110" calcext:value-type="float">
            <text:p>-110</text:p>
          </table:table-cell>
          <table:table-cell office:value-type="float" office:value="-140" calcext:value-type="float">
            <text:p>-140</text:p>
          </table:table-cell>
          <table:table-cell office:value-type="float" office:value="-195" calcext:value-type="float">
            <text:p>-195</text:p>
          </table:table-cell>
          <table:table-cell office:value-type="float" office:value="-200" calcext:value-type="float">
            <text:p>-200</text:p>
          </table:table-cell>
          <table:table-cell office:value-type="float" office:value="-225" calcext:value-type="float">
            <text:p>-225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surp" xlink:type="simple">Surface Pressure</text:a> (bars)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table:number-columns-repeated="4" office:value-type="string" calcext:value-type="string">
            <text:p>Unknown*</text:p>
          </table:table-cell>
          <table:table-cell office:value-type="string" calcext:value-type="string">
            <text:p>0.00001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sats" xlink:type="simple">Number of Moon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ring" xlink:type="simple">Ring System?</text:a>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magf" xlink:type="simple">Global Magnetic Field?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table:style-name="ce13" office:value-type="string" calcext:value-type="string">
            <text:p> </text:p>
          </table:table-cell>
          <table:table-cell table:style-name="ce15" office:value-type="string" calcext:value-type="string">
            <text:p> <text:a xlink:href="https://nssdc.gsfc.nasa.gov/planetary/factsheet/mercuryfact.html" xlink:type="simple">MERCURY</text:a> </text:p>
          </table:table-cell>
          <table:table-cell table:style-name="ce17" office:value-type="string" calcext:value-type="string">
            <text:p> <text:a xlink:href="https://nssdc.gsfc.nasa.gov/planetary/factsheet/venusfact.html" xlink:type="simple">VENUS</text:a> </text:p>
          </table:table-cell>
          <table:table-cell table:style-name="ce19" office:value-type="string" calcext:value-type="string">
            <text:p> <text:a xlink:href="https://nssdc.gsfc.nasa.gov/planetary/factsheet/earthfact.html" xlink:type="simple">EARTH</text:a> </text:p>
          </table:table-cell>
          <table:table-cell table:style-name="ce17" office:value-type="string" calcext:value-type="string">
            <text:p> <text:a xlink:href="https://nssdc.gsfc.nasa.gov/planetary/factsheet/moonfact.html" xlink:type="simple">MOON</text:a> </text:p>
          </table:table-cell>
          <table:table-cell table:style-name="ce20" office:value-type="string" calcext:value-type="string">
            <text:p> <text:a xlink:href="https://nssdc.gsfc.nasa.gov/planetary/factsheet/marsfact.html" xlink:type="simple">MARS</text:a> </text:p>
          </table:table-cell>
          <table:table-cell table:style-name="ce17" office:value-type="string" calcext:value-type="string">
            <text:p> <text:a xlink:href="https://nssdc.gsfc.nasa.gov/planetary/factsheet/jupiterfact.html" xlink:type="simple">JUPITER</text:a> </text:p>
          </table:table-cell>
          <table:table-cell table:style-name="ce21" office:value-type="string" calcext:value-type="string">
            <text:p> <text:a xlink:href="https://nssdc.gsfc.nasa.gov/planetary/factsheet/saturnfact.html" xlink:type="simple">SATURN</text:a> </text:p>
          </table:table-cell>
          <table:table-cell table:style-name="ce17" office:value-type="string" calcext:value-type="string">
            <text:p> <text:a xlink:href="https://nssdc.gsfc.nasa.gov/planetary/factsheet/uranusfact.html" xlink:type="simple">URANUS</text:a> </text:p>
          </table:table-cell>
          <table:table-cell table:style-name="ce15" office:value-type="string" calcext:value-type="string">
            <text:p> <text:a xlink:href="https://nssdc.gsfc.nasa.gov/planetary/factsheet/neptunefact.html" xlink:type="simple">NEPTUNE</text:a> </text:p>
          </table:table-cell>
          <table:table-cell table:style-name="ce17" office:value-type="string" calcext:value-type="string">
            <text:p> <text:a xlink:href="https://nssdc.gsfc.nasa.gov/planetary/factsheet/plutofact.html" xlink:type="simple">PLUTO</text:a> </text:p>
          </table:table-cell>
        </table:table-row>
        <table:table-row table:style-name="ro1">
          <table:table-cell table:style-name="ce14"/>
          <table:table-cell table:style-name="Default" table:number-columns-repeated="10"/>
        </table:table-row>
        <table:table-row table:style-name="ro2">
          <table:table-cell table:style-name="ce7" office:value-type="string" calcext:value-type="string">
            <text:p><text:a xlink:href="https://nssdc.gsfc.nasa.gov/planetary/factsheet/sunfact.html" xlink:type="simple">Sun Fact Sheet</text:a></text:p>
          </table:table-cell>
          <table:table-cell table:style-name="Default" table:number-columns-repeated="2"/>
          <table:table-cell table:style-name="ce32" office:value-type="string" calcext:value-type="string">
            <text:p>Ratio</text:p>
          </table:table-cell>
          <table:table-cell table:style-name="Default" table:number-columns-repeated="7"/>
        </table:table-row>
        <table:table-row table:style-name="ro3">
          <table:table-cell table:style-name="Default"/>
          <table:table-cell table:style-name="ce27" office:value-type="string" calcext:value-type="string">
            <text:p>Sun</text:p>
          </table:table-cell>
          <table:table-cell table:style-name="ce27" office:value-type="string" calcext:value-type="string">
            <text:p>Earth</text:p>
          </table:table-cell>
          <table:table-cell table:style-name="ce32" office:value-type="string" calcext:value-type="string">
            <text:p>(Sun/Earth)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ass (10<text:span text:style-name="T1">24</text:span> kg)</text:p>
          </table:table-cell>
          <table:table-cell table:style-name="ce28" office:value-type="string" calcext:value-type="string">
            <text:p>1,988,400.</text:p>
          </table:table-cell>
          <table:table-cell table:style-name="ce28" office:value-type="string" calcext:value-type="string">
            <text:p>5.9722</text:p>
          </table:table-cell>
          <table:table-cell table:style-name="ce28" office:value-type="string" calcext:value-type="string">
            <text:p>332,900.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GM (x 10<text:span text:style-name="T1">6</text:span> km<text:span text:style-name="T1">3</text:span>/s<text:span text:style-name="T1">2</text:span>)</text:p>
          </table:table-cell>
          <table:table-cell table:style-name="ce28" office:value-type="string" calcext:value-type="string">
            <text:p>132,712.</text:p>
          </table:table-cell>
          <table:table-cell table:style-name="ce28" office:value-type="string" calcext:value-type="string">
            <text:p>0.39860</text:p>
          </table:table-cell>
          <table:table-cell table:style-name="ce28" office:value-type="string" calcext:value-type="string">
            <text:p>332,900.</text:p>
          </table:table-cell>
          <table:table-cell table:style-name="Default" table:number-columns-repeated="7"/>
        </table:table-row>
        <table:table-row table:style-name="ro1">
          <table:table-cell table:style-name="ce31" office:value-type="string" calcext:value-type="string">
            <text:p>g (m/s2)</text:p>
          </table:table-cell>
          <table:table-cell table:style-name="ce37" table:formula="of:=([.B28]*1000*1000000)/([.B31]*[.B31])" office:value-type="float" office:value="274.199202563628" calcext:value-type="float">
            <text:p>274.199202563628</text:p>
          </table:table-cell>
          <table:table-cell table:style-name="ce37" table:formula="of:=([.C28]*1000*1000000)/([.C31]*[.C31])" office:value-type="float" office:value="9.82023960251336" calcext:value-type="float">
            <text:p>9.82023960251336</text:p>
          </table:table-cell>
          <table:table-cell table:style-name="ce28"/>
          <table:table-cell table:style-name="Default" table:number-columns-repeated="7"/>
        </table:table-row>
        <table:table-row table:style-name="ro3">
          <table:table-cell office:value-type="string" calcext:value-type="string">
            <text:p>Volume (10<text:span text:style-name="T1">12</text:span> km<text:span text:style-name="T1">3</text:span>)</text:p>
          </table:table-cell>
          <table:table-cell table:style-name="ce28" office:value-type="string" calcext:value-type="string">
            <text:p>1,412,000.</text:p>
          </table:table-cell>
          <table:table-cell table:style-name="ce28" office:value-type="float" office:value="1083" calcext:value-type="float">
            <text:p>1083</text:p>
          </table:table-cell>
          <table:table-cell table:style-name="ce28" office:value-type="string" calcext:value-type="string">
            <text:p>1,304,000.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Volumetric mean radius (km)</text:p>
          </table:table-cell>
          <table:table-cell table:style-name="ce28" office:value-type="string" calcext:value-type="string">
            <text:p>695,700.</text:p>
          </table:table-cell>
          <table:table-cell table:style-name="ce28" office:value-type="string" calcext:value-type="string">
            <text:p>6371.</text:p>
          </table:table-cell>
          <table:table-cell table:style-name="ce28" office:value-type="string" calcext:value-type="string">
            <text:p>109.2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ean density (kg/m<text:span text:style-name="T1">3</text:span>)</text:p>
          </table:table-cell>
          <table:table-cell table:style-name="ce28" office:value-type="string" calcext:value-type="string">
            <text:p>1408.</text:p>
          </table:table-cell>
          <table:table-cell table:style-name="ce28" office:value-type="string" calcext:value-type="string">
            <text:p>5514.</text:p>
          </table:table-cell>
          <table:table-cell table:style-name="ce28" office:value-type="float" office:value="255" calcext:value-type="float">
            <text:p>255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urface gravity (eq.) (m/s<text:span text:style-name="T1">2</text:span>)</text:p>
          </table:table-cell>
          <table:table-cell table:style-name="ce28" office:value-type="string" calcext:value-type="string">
            <text:p>274.0</text:p>
          </table:table-cell>
          <table:table-cell table:style-name="ce28" office:value-type="string" calcext:value-type="string">
            <text:p>9.78</text:p>
          </table:table-cell>
          <table:table-cell table:style-name="ce28" office:value-type="string" calcext:value-type="string">
            <text:p>28.0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scape velocity (km/s)</text:p>
          </table:table-cell>
          <table:table-cell table:style-name="ce28" office:value-type="string" calcext:value-type="string">
            <text:p>617.6</text:p>
          </table:table-cell>
          <table:table-cell table:style-name="ce28" office:value-type="string" calcext:value-type="string">
            <text:p>11.19</text:p>
          </table:table-cell>
          <table:table-cell table:style-name="ce28" office:value-type="string" calcext:value-type="string">
            <text:p>55.2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llipticity</text:p>
          </table:table-cell>
          <table:table-cell table:style-name="ce28" office:value-type="string" calcext:value-type="string">
            <text:p>0.00005</text:p>
          </table:table-cell>
          <table:table-cell table:style-name="ce28" office:value-type="string" calcext:value-type="string">
            <text:p>0.0034</text:p>
          </table:table-cell>
          <table:table-cell table:style-name="ce28" office:value-type="float" office:value="15" calcext:value-type="float">
            <text:p>15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ment of inertia (I/MR<text:span text:style-name="T1">2</text:span>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string" calcext:value-type="string">
            <text:p>0.3308</text:p>
          </table:table-cell>
          <table:table-cell table:style-name="ce28" office:value-type="float" office:value="212" calcext:value-type="float">
            <text:p>212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Visual magnitude V(1,0)</text:p>
          </table:table-cell>
          <table:table-cell table:style-name="ce28" office:value-type="string" calcext:value-type="string">
            <text:p>-26.74</text:p>
          </table:table-cell>
          <table:table-cell table:style-name="ce28" office:value-type="string" calcext:value-type="string">
            <text:p>-3.86</text:p>
          </table:table-cell>
          <table:table-cell table:style-name="ce28" office:value-type="string" calcext:value-type="string">
            <text:p>- 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1" table:target-range-address="Tabelle2.A2:Tabelle2.K2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percentage-style style:name="N129">
      <number:number number:decimal-places="6" number:min-decimal-places="6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1:29:40.265021520</meta:creation-date>
    <dc:date>2024-09-26T18:17:47.695676052</dc:date>
    <meta:editing-duration>PT4H59M11S</meta:editing-duration>
    <meta:editing-cycles>10</meta:editing-cycles>
    <meta:generator>LibreOffice/7.4.7.2$Linux_X86_64 LibreOffice_project/40$Build-2</meta:generator>
    <meta:document-statistic meta:table-count="2" meta:cell-count="314" meta:object-count="0"/>
  </office:meta>
</office:document-meta>
</file>